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fcalado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3fef0a">1. sketches</text:a></text:p>
          <text:p text:style-name="Contents_20_2"><text:a xlink:type="simple" xlink:href="#org0b4c384">1.1. reverse outline 2.17.26</text:a></text:p>
          <text:p text:style-name="Contents_20_2"><text:a xlink:type="simple" xlink:href="#org74e3cec">1.2. reverse outline 12.20.25</text:a></text:p>
          <text:p text:style-name="Contents_20_3"><text:a xlink:type="simple" xlink:href="#org2d4824d">1.2.1. sex</text:a></text:p>
          <text:p text:style-name="Contents_20_3"><text:a xlink:type="simple" xlink:href="#org66b17bb">1.2.2. flesh</text:a></text:p>
          <text:p text:style-name="Contents_20_3"><text:a xlink:type="simple" xlink:href="#orgb8ffc73">1.2.3. skin</text:a></text:p>
          <text:p text:style-name="Contents_20_3"><text:a xlink:type="simple" xlink:href="#orgc430a56">1.2.4. bank:</text:a></text:p>
        </text:index-body>
      </text:table-of-content>
      <text:h text:style-name="Heading_20_1" text:outline-level="1" text:is-list-header="false">
<text:bookmark-start text:name="OrgXref.org73fef0a"/>
<text:bookmark text:name="org73fef0a"/>sketches
<text:bookmark-end text:name="OrgXref.org73fef0a"/></text:h>
      <text:h text:style-name="Heading_20_2" text:outline-level="2" text:is-list-header="false">
<text:bookmark-start text:name="OrgXref.org0b4c384"/>
<text:bookmark text:name="org0b4c384"/>reverse outline 2.17.26
<text:bookmark-end text:name="OrgXref.org0b4c384"/></text:h>
      <text:list text:style-name="OrgBulletedList" text:continue-numbering="false">
        <text:list-item>
          <text:p text:style-name="Text_20_body">sex
</text:p>
          <text:list text:style-name="OrgBulletedList" text:continue-numbering="true">
            <text:list-item>
              <text:p text:style-name="Text_20_body">sex is so pleasurable, it overcomes desire to survive as humans
</text:p>
              <text:list text:style-name="OrgBulletedList" text:continue-numbering="true">
                <text:list-item>
                  <text:p text:style-name="Text_20_body">sex is made pleasurable due to union it offers
</text:p>
                </text:list-item>
              </text:list>
            </text:list-item>
            <text:list-item>
              <text:p text:style-name="Text_20_body">the mind/body collapse: feelings of the body via the mind
</text:p>
              <text:list text:style-name="OrgBulletedList" text:continue-numbering="true">
                <text:list-item>
                  <text:p text:style-name="Text_20_body">a physiological phenomenon
</text:p>
                </text:list-item>
              </text:list>
            </text:list-item>
            <text:list-item>
              <text:p text:style-name="Text_20_body">examine response to fear, placing unknown into schemas of the known: medusa
</text:p>
              <text:list text:style-name="OrgBulletedList" text:continue-numbering="true">
                <text:list-item>
                  <text:p text:style-name="Text_20_body">in contrast to hierarchical methods, the Oankali genetically incorporate difference
</text:p>
                </text:list-item>
                <text:list-item>
                  <text:p text:style-name="Text_20_body">ramifications on consent &amp; control, toward collectivity
</text:p>
                </text:list-item>
              </text:list>
            </text:list-item>
            <text:list-item>
              <text:p text:style-name="Text_20_body">the flesh both creates fear (difference) and potential for connection (pleasure)
</text:p>
            </text:list-item>
          </text:list>
        </text:list-item>
      </text:list>
      <text:list text:style-name="OrgBulletedList" text:continue-numbering="false">
        <text:list-item>
          <text:p text:style-name="Text_20_body">flesh
</text:p>
          <text:list text:style-name="OrgBulletedList" text:continue-numbering="true">
            <text:list-item>
              <text:p text:style-name="Text_20_body">looking at two fields that study materiality
</text:p>
            </text:list-item>
            <text:list-item>
              <text:p text:style-name="Text_20_body">first field: Blk Fem studies:
</text:p>
              <text:list text:style-name="OrgBulletedList" text:continue-numbering="true">
                <text:list-item>
                  <text:p text:style-name="Text_20_body">flesh both reduces and amplifies meaning in "stunning contradiction".
</text:p>
                </text:list-item>
                <text:list-item>
                  <text:p text:style-name="Text_20_body">effects of creating mulitple registers for meaning, explosion of meaning, unmappability of meaning.
</text:p>
                </text:list-item>
              </text:list>
            </text:list-item>
            <text:list-item>
              <text:p text:style-name="Text_20_body">second field: Media archaeology:
</text:p>
              <text:list text:style-name="OrgBulletedList" text:continue-numbering="true">
                <text:list-item>
                  <text:p text:style-name="Text_20_body">frameworks of forensic &amp; formal materiality for reading digital effects.
</text:p>
                </text:list-item>
                <text:list-item>
                  <text:p text:style-name="Text_20_body">effects of grounding, torque, volatility.
</text:p>
                </text:list-item>
              </text:list>
            </text:list-item>
            <text:list-item>
              <text:p text:style-name="Text_20_body">these two fields together allow us to read how screen effects might encode power differentials in social relations.
</text:p>
              <text:list text:style-name="OrgBulletedList" text:continue-numbering="true">
                <text:list-item>
                  <text:p text:style-name="Text_20_body">meaning changes, accumulates something as it moves from one regime of signification (language) to another. -&gt; (revising what counts as "control")
</text:p>
                </text:list-item>
                <text:list-item>
                  <text:p text:style-name="Text_20_body">contradictory meanings (registers) can coexist across different planes, simultaneously. -&gt; (there are multiple levels of reading, different messages across them)
</text:p>
                </text:list-item>
                <text:list-item>
                  <text:p text:style-name="Text_20_body">meaning cannot be physically located or mapped to a material. -&gt; (unmappability of pleasure, initimacy, fear, the unknown is what gives these concepts their significatory power)
</text:p>
                </text:list-item>
              </text:list>
            </text:list-item>
          </text:list>
        </text:list-item>
      </text:list>
      <text:list text:style-name="OrgBulletedList" text:continue-numbering="false">
        <text:list-item>
          <text:p text:style-name="Text_20_body">how this all applies to skin:
</text:p>
          <text:list text:style-name="OrgBulletedList" text:continue-numbering="true">
            <text:list-item>
              <text:p text:style-name="Text_20_body">(in air.html) freedom within constraints -&gt; revising notions of control
</text:p>
              <text:list text:style-name="OrgBulletedList" text:continue-numbering="true">
                <text:list-item>
                  <text:p text:style-name="Text_20_body">from total autonomy to autonomy within parameters
</text:p>
                </text:list-item>
              </text:list>
            </text:list-item>
            <text:list-item>
              <text:p text:style-name="Text_20_body">(in control.html, whispers) different registers of meaning within the same work -&gt; multiple ways of reading what it means to be controlled, manipulated. On one level, we get the whole message, but on the surface we only get part of it.
</text:p>
            </text:list-item>
            <text:list-item>
              <text:p text:style-name="Text_20_body">(chats) intimacy relies on unknowabilty -&gt; revising pleasure/xenophobia
</text:p>
              <text:list text:style-name="OrgBulletedList" text:continue-numbering="true">
                <text:list-item>
                  <text:p text:style-name="Text_20_body">we cannot locate where intimacy is produced, there's a sense of cannot be located to specific spot in the material; just like xenophobic fear cannot be located, therefore rationalized.
</text:p>
                </text:list-item>
                <text:list-item>
                  <text:p text:style-name="Text_20_body">there is no place we can point to and say, that is what we are afraid of.
</text:p>
                </text:list-item>
              </text:list>
            </text:list-item>
          </text:list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laim</text:p>
              </table:table-cell>
              <table:table-cell table:style-name="OrgTblCellTB">
                <text:p text:style-name="OrgTableHeadingLeft">func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Bold">sex</text:span>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ilith is seduced by pleasurable sex</text:p>
              </table:table-cell>
              <table:table-cell table:style-name="OrgTblCell">
                <text:p text:style-name="OrgTableContentsLeft">opening example for chapter: seduction</text:p>
              </table:table-cell>
            </table:table-row>
            <table:table-row>
              <table:table-cell table:style-name="OrgTblCell">
                <text:p text:style-name="OrgTableContentsLeft">lilith succumbs to pleasure despite resisting colonization</text:p>
              </table:table-cell>
              <table:table-cell table:style-name="OrgTblCell">
                <text:p text:style-name="OrgTableContentsLeft">contextualizes example wrt colonization</text:p>
              </table:table-cell>
            </table:table-row>
            <table:table-row>
              <table:table-cell table:style-name="OrgTblCell">
                <text:p text:style-name="OrgTableContentsLeft">critics debate role of bodily drives</text:p>
              </table:table-cell>
              <table:table-cell table:style-name="OrgTblCell">
                <text:p text:style-name="OrgTableContentsLeft">adds critical context for seduction</text:p>
              </table:table-cell>
            </table:table-row>
            <table:table-row>
              <table:table-cell table:style-name="OrgTblCell">
                <text:p text:style-name="OrgTableContentsLeft">in sex scene, pleasure through union</text:p>
              </table:table-cell>
              <table:table-cell table:style-name="OrgTblCell">
                <text:p text:style-name="OrgTableContentsLeft">shows example of union</text:p>
              </table:table-cell>
            </table:table-row>
            <table:table-row>
              <table:table-cell table:style-name="OrgTblCell">
                <text:p text:style-name="OrgTableContentsLeft">the union proffers the body to the mind</text:p>
              </table:table-cell>
              <table:table-cell table:style-name="OrgTblCell">
                <text:p text:style-name="OrgTableContentsLeft">makes key point about body/mind conflation</text:p>
              </table:table-cell>
            </table:table-row>
            <table:table-row>
              <table:table-cell table:style-name="OrgTblCell">
                <text:p text:style-name="OrgTableContentsLeft">non-union experienced in fear of the other</text:p>
              </table:table-cell>
              <table:table-cell table:style-name="OrgTblCell">
                <text:p text:style-name="OrgTableContentsLeft">shows example of non-union</text:p>
              </table:table-cell>
            </table:table-row>
            <table:table-row>
              <table:table-cell table:style-name="OrgTblCell">
                <text:p text:style-name="OrgTableContentsLeft">"medusa" indicates fear of the unknown</text:p>
              </table:table-cell>
              <table:table-cell table:style-name="OrgTblCell">
                <text:p text:style-name="OrgTableContentsLeft">opens thread on xenophobia</text:p>
              </table:table-cell>
            </table:table-row>
            <table:table-row>
              <table:table-cell table:style-name="OrgTblCell">
                <text:p text:style-name="OrgTableContentsLeft">"medusa" indicates human hierarchies to incorporate difference</text:p>
              </table:table-cell>
              <table:table-cell table:style-name="OrgTblCell">
                <text:p text:style-name="OrgTableContentsLeft">develops thread of xenophobia</text:p>
              </table:table-cell>
            </table:table-row>
            <table:table-row>
              <table:table-cell table:style-name="OrgTblCell">
                <text:p text:style-name="OrgTableContentsLeft">Oankali use gene trade to incorportate difference</text:p>
              </table:table-cell>
              <table:table-cell table:style-name="OrgTblCell">
                <text:p text:style-name="OrgTableContentsLeft">develops thread to consent/control</text:p>
              </table:table-cell>
            </table:table-row>
            <table:table-row>
              <table:table-cell table:style-name="OrgTblCell">
                <text:p text:style-name="OrgTableContentsLeft">the paradox of the flesh, both pleasure and fear</text:p>
              </table:table-cell>
              <table:table-cell table:style-name="OrgTblCell">
                <text:p text:style-name="OrgTableContentsLeft">asserts main hypothesis on flesh</text:p>
              </table:table-cell>
            </table:table-row>
            <table:table-row>
              <table:table-cell table:style-name="OrgTblCell">
                <text:p text:style-name="OrgTableContentsLeft">overview of chapter</text:p>
              </table:table-cell>
              <table:table-cell table:style-name="OrgTblCell">
                <text:p text:style-name="OrgTableContentsLeft">offers overview of argument</text:p>
              </table:table-cell>
            </table:table-row>
            <table:table-row>
              <table:table-cell table:style-name="OrgTblCell">
                <text:p text:style-name="OrgTableContentsLeft">source material expands with nonqueer examples</text:p>
              </table:table-cell>
              <table:table-cell table:style-name="OrgTblCell">
                <text:p text:style-name="OrgTableContentsLeft">opens argument on expanding "queer"</text:p>
              </table:table-cell>
            </table:table-row>
            <table:table-row>
              <table:table-cell table:style-name="OrgTblCell">
                <text:p text:style-name="OrgTableContentsLeft">+ integrate paragraph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<text:span text:style-name="Bold">flesh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1. introducing two fields that study materiality</text:p>
              </table:table-cell>
              <table:table-cell table:style-name="OrgTblCell">
                <text:p text:style-name="OrgTableContentsLeft">introducing theoretical frameworks</text:p>
              </table:table-cell>
            </table:table-row>
            <table:table-row>
              <table:table-cell table:style-name="OrgTblCell">
                <text:p text:style-name="OrgTableContentsLeft">2. Blk Fem theorizes flesh as contradiction</text:p>
              </table:table-cell>
              <table:table-cell table:style-name="OrgTblCell">
                <text:p text:style-name="OrgTableContentsLeft">introduces key concept of flesh</text:p>
              </table:table-cell>
            </table:table-row>
            <table:table-row>
              <table:table-cell table:style-name="OrgTblCell">
                <text:p text:style-name="OrgTableContentsLeft">3. brilliance creates multiple, opposing registers</text:p>
              </table:table-cell>
              <table:table-cell table:style-name="OrgTblCell">
                <text:p text:style-name="OrgTableContentsLeft">analyzes one effect of surface</text:p>
              </table:table-cell>
            </table:table-row>
            <table:table-row>
              <table:table-cell table:style-name="OrgTblCell">
                <text:p text:style-name="OrgTableContentsLeft">4. reduction to surface stimulates signification</text:p>
              </table:table-cell>
              <table:table-cell table:style-name="OrgTblCell">
                <text:p text:style-name="OrgTableContentsLeft">analyzes another effect of surface</text:p>
              </table:table-cell>
            </table:table-row>
            <table:table-row>
              <table:table-cell table:style-name="OrgTblCell">
                <text:p text:style-name="OrgTableContentsLeft">5. surface contains unmappability: daguerrotype</text:p>
              </table:table-cell>
              <table:table-cell table:style-name="OrgTblCell">
                <text:p text:style-name="OrgTableContentsLeft">analyzes another effect of surface</text:p>
              </table:table-cell>
            </table:table-row>
            <table:table-row>
              <table:table-cell table:style-name="OrgTblCell">
                <text:p text:style-name="OrgTableContentsLeft">6. media theory field, that media is immaterial</text:p>
              </table:table-cell>
              <table:table-cell table:style-name="OrgTblCell">
                <text:p text:style-name="OrgTableContentsLeft">introduces media theory</text:p>
              </table:table-cell>
            </table:table-row>
            <table:table-row>
              <table:table-cell table:style-name="OrgTblCell">
                <text:p text:style-name="OrgTableContentsLeft">+ add more on materiality, plant, hayles?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8. concept of "forensic materiality"</text:p>
              </table:table-cell>
              <table:table-cell table:style-name="OrgTblCell">
                <text:p text:style-name="OrgTableContentsLeft">introduces key concept of forensic mat</text:p>
              </table:table-cell>
            </table:table-row>
            <table:table-row>
              <table:table-cell table:style-name="OrgTblCell">
                <text:p text:style-name="OrgTableContentsLeft">9. concept of 'formal materiality'</text:p>
              </table:table-cell>
              <table:table-cell table:style-name="OrgTblCell">
                <text:p text:style-name="OrgTableContentsLeft">introduces key concept of form mat</text:p>
              </table:table-cell>
            </table:table-row>
            <table:table-row>
              <table:table-cell table:style-name="OrgTblCell">
                <text:p text:style-name="OrgTableContentsLeft">10. signifiers flicker up the stack</text:p>
              </table:table-cell>
              <table:table-cell table:style-name="OrgTblCell">
                <text:p text:style-name="OrgTableContentsLeft">one effect of materiality</text:p>
              </table:table-cell>
            </table:table-row>
            <table:table-row>
              <table:table-cell table:style-name="OrgTblCell">
                <text:p text:style-name="OrgTableContentsLeft">11. as it moves, accumulates torque</text:p>
              </table:table-cell>
              <table:table-cell table:style-name="OrgTblCell">
                <text:p text:style-name="OrgTableContentsLeft">another effect of materiality</text:p>
              </table:table-cell>
            </table:table-row>
            <table:table-row>
              <table:table-cell table:style-name="OrgTblCell">
                <text:p text:style-name="OrgTableContentsLeft">12. the more formalized, the more manipulable</text:p>
              </table:table-cell>
              <table:table-cell table:style-name="OrgTblCell">
                <text:p text:style-name="OrgTableContentsLeft">another effect of materiality</text:p>
              </table:table-cell>
            </table:table-row>
            <table:table-row>
              <table:table-cell table:style-name="OrgTblCell">
                <text:p text:style-name="OrgTableContentsLeft">13. reading flesh and surface as screem effects</text:p>
              </table:table-cell>
              <table:table-cell table:style-name="OrgTblCell">
                <text:p text:style-name="OrgTableContentsLeft">summarizing section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<text:span text:style-name="Bold">skin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24. introduces <text:span text:style-name="Emphasis">skin</text:span>, digital love letter</text:p>
              </table:table-cell>
              <table:table-cell table:style-name="OrgTblCell">
                <text:p text:style-name="OrgTableContentsLeft">introduces main source material</text:p>
              </table:table-cell>
            </table:table-row>
            <table:table-row>
              <table:table-cell table:style-name="OrgTblCell">
                <text:p text:style-name="OrgTableContentsLeft">25. work is built on deprecated software, NET art</text:p>
              </table:table-cell>
              <table:table-cell table:style-name="OrgTblCell">
                <text:p text:style-name="OrgTableContentsLeft">contextualizes software of work</text:p>
              </table:table-cell>
            </table:table-row>
            <table:table-row>
              <table:table-cell table:style-name="OrgTblCell">
                <text:p text:style-name="OrgTableContentsLeft">+ add: more on software stack, javascript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+ add: images of emulator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SERT 32: on reading surface effects into work?</text:p>
              </table:table-cell>
              <table:table-cell table:style-name="OrgTblCell">
                <text:p text:style-name="OrgTableContentsLeft">setting up concepts for close reading</text:p>
              </table:table-cell>
            </table:table-row>
            <table:table-row>
              <table:table-cell table:style-name="OrgTblCell">
                <text:p text:style-name="OrgTableContentsLeft">26. describes animation, air.html surface layer</text:p>
              </table:table-cell>
              <table:table-cell table:style-name="OrgTblCell">
                <text:p text:style-name="OrgTableContentsLeft">analyzes surface layer of one page</text:p>
              </table:table-cell>
            </table:table-row>
            <table:table-row>
              <table:table-cell table:style-name="OrgTblCell">
                <text:p text:style-name="OrgTableContentsLeft">27. close reading of source code, conditional</text:p>
              </table:table-cell>
              <table:table-cell table:style-name="OrgTblCell">
                <text:p text:style-name="OrgTableContentsLeft">analyzes code layer</text:p>
              </table:table-cell>
            </table:table-row>
            <table:table-row>
              <table:table-cell table:style-name="OrgTblCell">
                <text:p text:style-name="OrgTableContentsLeft">28. close reading shows freedom within constraints</text:p>
              </table:table-cell>
              <table:table-cell table:style-name="OrgTblCell">
                <text:p text:style-name="OrgTableContentsLeft">analyses both layers</text:p>
              </table:table-cell>
            </table:table-row>
            <table:table-row>
              <table:table-cell table:style-name="OrgTblCell">
                <text:p text:style-name="OrgTableContentsLeft">+ add more analysis on theme of control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29. close reading of control.htm surface layer</text:p>
              </table:table-cell>
              <table:table-cell table:style-name="OrgTblCell">
                <text:p text:style-name="OrgTableContentsLeft">analyzes surface layer of another page</text:p>
              </table:table-cell>
            </table:table-row>
            <table:table-row>
              <table:table-cell table:style-name="OrgTblCell">
                <text:p text:style-name="OrgTableContentsLeft">30. full message is contained in code layer</text:p>
              </table:table-cell>
              <table:table-cell table:style-name="OrgTblCell">
                <text:p text:style-name="OrgTableContentsLeft">analyzes code layer</text:p>
              </table:table-cell>
            </table:table-row>
            <table:table-row>
              <table:table-cell table:style-name="OrgTblCell">
                <text:p text:style-name="OrgTableContentsLeft">31. message is thus unmappable to the surface</text:p>
              </table:table-cell>
              <table:table-cell table:style-name="OrgTblCell">
                <text:p text:style-name="OrgTableContentsLeft">analyzes both layers</text:p>
              </table:table-cell>
            </table:table-row>
            <table:table-row>
              <table:table-cell table:style-name="OrgTblCell">
                <text:p text:style-name="OrgTableContentsLeft">+ add more analysis on theme of control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35. there are messages contained totally in code</text:p>
              </table:table-cell>
              <table:table-cell table:style-name="OrgTblCell">
                <text:p text:style-name="OrgTableContentsLeft">analyzes code layer of another page</text:p>
              </table:table-cell>
            </table:table-row>
            <table:table-row>
              <table:table-cell table:style-name="OrgTblCell">
                <text:p text:style-name="OrgTableContentsLeft">+ add analysis on what these two registers mea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-&gt; move 36-38 to the start of the section?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36. reduced to one channel, communication means more</text:p>
              </table:table-cell>
              <table:table-cell table:style-name="OrgTblCell">
                <text:p text:style-name="OrgTableContentsLeft">analysis of reduction/signification</text:p>
              </table:table-cell>
            </table:table-row>
            <table:table-row>
              <table:table-cell table:style-name="OrgTblCell">
                <text:p text:style-name="OrgTableContentsLeft">37. even in intimacy, there is doubt of reality</text:p>
              </table:table-cell>
              <table:table-cell table:style-name="OrgTblCell">
                <text:p text:style-name="OrgTableContentsLeft">raises question about intimacy</text:p>
              </table:table-cell>
            </table:table-row>
            <table:table-row>
              <table:table-cell table:style-name="OrgTblCell">
                <text:p text:style-name="OrgTableContentsLeft">38. physical/cultural differences create obstacle</text:p>
              </table:table-cell>
              <table:table-cell table:style-name="OrgTblCell">
                <text:p text:style-name="OrgTableContentsLeft">key point about obstacle to intimacy</text:p>
              </table:table-cell>
            </table:table-row>
            <table:table-row>
              <table:table-cell table:style-name="OrgTblCell">
                <text:p text:style-name="OrgTableContentsLeft">39. the unknown acts as a bridge, creating intimacy</text:p>
              </table:table-cell>
              <table:table-cell table:style-name="OrgTblCell">
                <text:p text:style-name="OrgTableContentsLeft">closes thread on intimacy</text:p>
              </table:table-cell>
            </table:table-row>
            <table:table-row>
              <table:table-cell table:style-name="OrgTblCell">
                <text:p text:style-name="OrgTableContentsLeft">40. displacement offers another level of materiality</text:p>
              </table:table-cell>
              <table:table-cell table:style-name="OrgTblCell">
                <text:p text:style-name="OrgTableContentsLeft">concludes displacement/materiality</text:p>
              </table:table-cell>
            </table:table-row>
            <table:table-row>
              <table:table-cell table:style-name="OrgTblCellB">
                <text:p text:style-name="OrgTableContentsLeft">+ add: the unknown becomes a new layer for connection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74e3cec"/>
<text:bookmark text:name="org74e3cec"/>reverse outline 12.20.25
<text:bookmark-end text:name="OrgXref.org74e3cec"/></text:h>
      <text:p text:style-name="Text_20_body">Goal: swift movement between ideas; well researched but unburdened by it; more close reading
</text:p>
      <text:h text:style-name="Heading_20_3" text:outline-level="3" text:is-list-header="false">
<text:bookmark-start text:name="OrgXref.org2d4824d"/>
<text:bookmark text:name="org2d4824d"/>sex
<text:bookmark-end text:name="OrgXref.org2d4824d"/></text:h>
      <text:list text:style-name="OrgNumberedList" text:continue-numbering="false">
        <text:list-item>
          <text:p text:style-name="Text_20_body">
<text:bookmark-start text:name="OrgXref.org4e5b642"/>
<text:bookmark text:name="org4e5b642"/>dawn: pleasure, the body overpowers the mind
<text:bookmark-end text:name="OrgXref.org4e5b642"/></text:p>
          <text:list text:style-name="OrgBulletedList" text:continue-numbering="false">
            <text:list-item>
              <text:p text:style-name="Text_20_body">Lilith cannot resist seduction
</text:p>
            </text:list-item>
            <text:list-item>
              <text:p text:style-name="Text_20_body">despite being colonized, the pleasure of the body overrides the mental reasoning
</text:p>
            </text:list-item>
            <text:list-item>
              <text:p text:style-name="Text_20_body">criticism on: the effect of biology on behavior, heterosexual drives
</text:p>
            </text:list-item>
            <text:list-item>
              <text:p text:style-name="Text_20_body">but Lilith's seduction can also be explained by the sensual process of her thinking: the mind is simultaneously a brain.
</text:p>
              <text:list text:style-name="OrgBulletedList" text:continue-numbering="true">
                <text:list-item>
                  <text:p text:style-name="Text_20_body">-&gt; the brain will prioritize the pleasure of connection over the fear of the other
</text:p>
                </text:list-item>
                <text:list-item>
                  <text:p text:style-name="Text_20_body">-&gt; this happens because of the direct neural connection, which creates a unity that overcomes fear.
</text:p>
                </text:list-item>
              </text:list>
            </text:list-item>
          </text:list>
        </text:list-item>
        <text:list-item>
          <text:p text:style-name="Text_20_body">
<text:bookmark-start text:name="OrgXref.orgaf11c45"/>
<text:bookmark text:name="orgaf11c45"/>dawn: fear, the body overpowers the mind
<text:bookmark-end text:name="OrgXref.orgaf11c45"/></text:p>
          <text:list text:style-name="OrgBulletedList" text:continue-numbering="false">
            <text:list-item>
              <text:p text:style-name="Text_20_body">embodied experience of fear comes from encountering the unknown
</text:p>
            </text:list-item>
            <text:list-item>
              <text:p text:style-name="Text_20_body">Medusa: using a human imaginary to describe a nonhuman being, difference becomes incorporated
</text:p>
            </text:list-item>
            <text:list-item>
              <text:p text:style-name="Text_20_body">Medusa: an instance of humanity's inherent hierarchical instinct
</text:p>
            </text:list-item>
            <text:list-item>
              <text:p text:style-name="Text_20_body">Oankali crave difference.
</text:p>
            </text:list-item>
          </text:list>
        </text:list-item>
        <text:list-item>
          <text:p text:style-name="Text_20_body">
<text:bookmark-start text:name="OrgXref.org26d7d10"/>
<text:bookmark text:name="org26d7d10"/>(moved) Sex: bypassing the body
<text:bookmark-end text:name="OrgXref.org26d7d10"/></text:p>
          <text:list text:style-name="OrgBulletedList" text:continue-numbering="false">
            <text:list-item>
              <text:p text:style-name="Text_20_body">bypassing the outer body works
</text:p>
            </text:list-item>
          </text:list>
        </text:list-item>
      </text:list>
      <text:h text:style-name="Heading_20_3" text:outline-level="3" text:is-list-header="false">
<text:bookmark-start text:name="OrgXref.org66b17bb"/>
<text:bookmark text:name="org66b17bb"/>flesh
<text:bookmark-end text:name="OrgXref.org66b17bb"/></text:h>
      <text:list text:style-name="OrgNumberedList" text:continue-numbering="false">
        <text:list-item>
          <text:p text:style-name="Text_20_body">
<text:bookmark-start text:name="OrgXref.org0751c15"/>
<text:bookmark text:name="org0751c15"/>BFS: surface as simultaneously shifting/moving or unlocalizable
<text:bookmark-end text:name="OrgXref.org0751c15"/></text:p>
          <text:list text:style-name="OrgBulletedList" text:continue-numbering="false">
            <text:list-item>
              <text:p text:style-name="Text_20_body">Spillers: there is a "stunning contradiction" between the reduction and amplification of meaning in the black body, severed from its will.
</text:p>
            </text:list-item>
            <text:list-item>
              <text:p text:style-name="Text_20_body">opening multiple registers for reading surface elements: brilliance -&gt; wetness -&gt; pleasure, even amid commodification/violence.
</text:p>
            </text:list-item>
            <text:list-item>
              <text:p text:style-name="Text_20_body">fungibility, reduction to "thingness," creates a fugitivity where objects can signify multiply: reduction amplifies meaning.
</text:p>
              <text:list text:style-name="OrgBulletedList" text:continue-numbering="true">
                <text:list-item>
                  <text:p text:style-name="Text_20_body">-&gt; similar to allotropic reproduction? a signal is reinvigorated, a copy of the same, and sent up the stack. In the reduction to a reproduction, there is multiplicity.
</text:p>
                </text:list-item>
              </text:list>
            </text:list-item>
            <text:list-item>
              <text:p text:style-name="Text_20_body">the Daguerrotype: example of technology where the surface is unlocalizable – where the image cannot be mapped.
</text:p>
            </text:list-item>
          </text:list>
        </text:list-item>
        <text:list-item>
          <text:p text:style-name="Text_20_body">
<text:bookmark-start text:name="OrgXref.org43d8f2e"/>
<text:bookmark text:name="org43d8f2e"/>media arch: digitality as flickering up the stack
<text:bookmark-end text:name="OrgXref.org43d8f2e"/></text:p>
          <text:list text:style-name="OrgBulletedList" text:continue-numbering="false">
            <text:list-item>
              <text:p text:style-name="Text_20_body">rather than believing the digital as immaterial, "eyewash" for the senses (Kittler), Media Archaeology looks for where "information lost its body" (Hayles).
</text:p>
            </text:list-item>
            <text:list-item>
              <text:p text:style-name="Text_20_body">Kirschenbaum: digital inscription is a form of displacement, containing a forensic materiality where each bit is unique.
</text:p>
            </text:list-item>
            <text:list-item>
              <text:p text:style-name="Text_20_body">the stack: flickering signifiers ground what seems like immateriality to physical signals within the stack.
</text:p>
            </text:list-item>
            <text:list-item>
              <text:p text:style-name="Text_20_body">the stack, continued: the effects of the screen are being constantly refreshed, so that screen effects emerge as a "manufactured phenomenon", so it appears as "formal materiality".
</text:p>
              <text:list text:style-name="OrgBulletedList" text:continue-numbering="true">
                <text:list-item>
                  <text:p text:style-name="Text_20_body">-&gt; ADD this shows that meaning is continually refreshed, re-created at each step. As it moves up the stack there is a re-invigoration and a grounding, a physical process, despite the abstraction. <text:span text:style-name="Bold">Something material is happening at all levels of abstraction</text:span>.
</text:p>
                </text:list-item>
              </text:list>
            </text:list-item>
            <text:list-item>
              <text:p text:style-name="Text_20_body">(moved from below) The gap between one signficatory system and another creates a force or <text:span text:style-name="Bold">torque</text:span>, as between software registers.
</text:p>
            </text:list-item>
          </text:list>
        </text:list-item>
        <text:list-item>
          <text:p text:style-name="Text_20_body">
<text:bookmark-start text:name="OrgXref.orge3a28c0"/>
<text:bookmark text:name="orge3a28c0"/>media arch: digitality as being volatile
<text:bookmark-end text:name="OrgXref.orge3a28c0"/></text:p>
          <text:list text:style-name="OrgBulletedList" text:continue-numbering="false">
            <text:list-item>
              <text:p text:style-name="Text_20_body">formal materiality is a symbolic realm only visible in certain contexts, like a watermark on an image file.
</text:p>
            </text:list-item>
            <text:list-item>
              <text:p text:style-name="Text_20_body">formal materiality means that digital elements can move more readily the more formal they are, they attain digital volatility.
</text:p>
              <text:list text:style-name="OrgBulletedList" text:continue-numbering="true">
                <text:list-item>
                  <text:p text:style-name="Text_20_body">a paradox: the more abstracted, the more removed from the site of inscription, the more digital data can be "touched" and manipulated.
</text:p>
                </text:list-item>
              </text:list>
            </text:list-item>
            <text:list-item>
              <text:p text:style-name="Text_20_body">There are two movements: torque (force from shifting) and volatility (unmappability).
</text:p>
            </text:list-item>
          </text:list>
        </text:list-item>
      </text:list>
      <text:h text:style-name="Heading_20_3" text:outline-level="3" text:is-list-header="false">
<text:bookmark-start text:name="OrgXref.orgb8ffc73"/>
<text:bookmark text:name="orgb8ffc73"/>skin
<text:bookmark-end text:name="OrgXref.orgb8ffc73"/></text:h>
      <text:list text:style-name="OrgNumberedList" text:continue-numbering="false">
        <text:list-item>
          <text:p text:style-name="Text_20_body">
<text:bookmark-start text:name="OrgXref.org8a41304"/>
<text:bookmark text:name="org8a41304"/>introduction to skin, depreciated software
<text:bookmark-end text:name="OrgXref.org8a41304"/></text:p>
        </text:list-item>
        <text:list-item>
          <text:p text:style-name="Text_20_body">
<text:bookmark-start text:name="OrgXref.orgfea39af"/>
<text:bookmark text:name="orgfea39af"/>skin: control enables freedom
<text:bookmark-end text:name="OrgXref.orgfea39af"/></text:p>
          <text:list text:style-name="OrgBulletedList" text:continue-numbering="false">
            <text:list-item>
              <text:p text:style-name="Text_20_body">air.html: control enables freedom
</text:p>
              <text:list text:style-name="OrgBulletedList" text:continue-numbering="true">
                <text:list-item>
                  <text:p text:style-name="Text_20_body">rigid binary if/else statement determines velocity of movement.
</text:p>
                </text:list-item>
                <text:list-item>
                  <text:p text:style-name="Text_20_body"><text:span text:style-name="Emphasis">control enables movement</text:span>: shifting between software registers, between code and screen, surfaces how control is operational here.
</text:p>
                </text:list-item>
                <text:list-item>
                  <text:p text:style-name="Text_20_body">freedom of movement delimited by constraints in the code.
</text:p>
                </text:list-item>
              </text:list>
            </text:list-item>
          </text:list>
        </text:list-item>
        <text:list-item>
          <text:p text:style-name="Text_20_body">
<text:bookmark-start text:name="OrgXref.org9ae53cc"/>
<text:bookmark text:name="org9ae53cc"/>skin: control enables pleasure
<text:bookmark-end text:name="OrgXref.org9ae53cc"/></text:p>
          <text:list text:style-name="OrgBulletedList" text:continue-numbering="false">
            <text:list-item>
              <text:p text:style-name="Text_20_body">control.html: control enables pleasure
</text:p>
              <text:list text:style-name="OrgBulletedList" text:continue-numbering="true">
                <text:list-item>
                  <text:p text:style-name="Text_20_body">full message only contained in source code.
</text:p>
                </text:list-item>
                <text:list-item>
                  <text:p text:style-name="Text_20_body">the message is unmappable on the surface, despite tight mapping in the COORD attribute.
</text:p>
                </text:list-item>
                <text:list-item>
                  <text:p text:style-name="Text_20_body">-&gt; relates to human seduction? about relinquishing agency/control? there is pleasure in letting another take over?
</text:p>
                </text:list-item>
              </text:list>
            </text:list-item>
          </text:list>
        </text:list-item>
        <text:list-item>
          <text:p text:style-name="Text_20_body">
<text:bookmark-start text:name="OrgXref.orge6a87d7"/>
<text:bookmark text:name="orge6a87d7"/>dawn: sex attains unity
<text:bookmark-end text:name="OrgXref.orge6a87d7"/></text:p>
          <text:list text:style-name="OrgBulletedList" text:continue-numbering="false">
            <text:list-item>
              <text:p text:style-name="Text_20_body">Sex: mental and physical experience become merged, attaining unity with the other.
</text:p>
            </text:list-item>
          </text:list>
        </text:list-item>
        <text:list-item>
          <text:p text:style-name="Text_20_body">
<text:bookmark-start text:name="OrgXref.orgd16c6c0"/>
<text:bookmark text:name="orgd16c6c0"/>skin: dissolution enables pleasure
<text:bookmark-end text:name="OrgXref.orgd16c6c0"/></text:p>
          <text:list text:style-name="OrgBulletedList" text:continue-numbering="false">
            <text:list-item>
              <text:p text:style-name="Text_20_body">breath.html: dissolution of self enables pleasure
</text:p>
              <text:list text:style-name="OrgBulletedList" text:continue-numbering="true">
                <text:list-item>
                  <text:p text:style-name="Text_20_body">message is totally subscribed (foreclosed) to the code layer.
</text:p>
                </text:list-item>
                <text:list-item>
                  <text:p text:style-name="Text_20_body">text of the message evokes Lilith's description of unity/warmth in sex with Joseph. There is pleasure in dissolution.
</text:p>
                </text:list-item>
              </text:list>
            </text:list-item>
          </text:list>
        </text:list-item>
        <text:list-item>
          <text:p text:style-name="Text_20_body">
<text:bookmark-start text:name="OrgXref.org533bd6b"/>
<text:bookmark text:name="org533bd6b"/>skin/dawn: reduction enables integration
<text:bookmark-end text:name="OrgXref.org533bd6b"/></text:p>
          <text:list text:style-name="OrgBulletedList" text:continue-numbering="false">
            <text:list-item>
              <text:p text:style-name="Text_20_body">whispering windows chat:
</text:p>
              <text:list text:style-name="OrgBulletedList" text:continue-numbering="true">
                <text:list-item>
                  <text:p text:style-name="Text_20_body">communication pared down to just text enables possibilities of communication.
</text:p>
                </text:list-item>
                <text:list-item>
                  <text:p text:style-name="Text_20_body">is it love, or just pixellust?
</text:p>
                </text:list-item>
                <text:list-item>
                  <text:p text:style-name="Text_20_body">race, racial difference and life experience, is another thing that is reduced to just a symbol, just another difference.
</text:p>
                  <text:list text:style-name="OrgBulletedList" text:continue-numbering="true">
                    <text:list-item>
                      <text:p text:style-name="Text_20_body">it is impossible to fully blend, fully integrate.
</text:p>
                    </text:list-item>
                  </text:list>
                </text:list-item>
                <text:list-item>
                  <text:p text:style-name="Text_20_body">dawn: sex act blends/coordinates (a new color) rather than subsumes
</text:p>
                </text:list-item>
              </text:list>
            </text:list-item>
          </text:list>
        </text:list-item>
      </text:list>
      <text:h text:style-name="Heading_20_3" text:outline-level="3" text:is-list-header="false">
<text:bookmark-start text:name="OrgXref.orgc430a56"/>
<text:bookmark text:name="orgc430a56"/>bank:
<text:bookmark-end text:name="OrgXref.orgc430a56"/></text:h>
      <text:list text:style-name="OrgNumberedList" text:continue-numbering="false">
        <text:list-item>
          <text:p text:style-name="Text_20_body">
<text:bookmark-start text:name="OrgXref.org58354aa"/>
<text:bookmark text:name="org58354aa"/>floating: sex
<text:bookmark-end text:name="OrgXref.org58354aa"/></text:p>
          <text:list text:style-name="OrgBulletedList" text:continue-numbering="false">
            <text:list-item>
              <text:p text:style-name="Text_20_body">oankli want to be incorporated into a collective.
</text:p>
            </text:list-item>
            <text:list-item>
              <text:p text:style-name="Text_20_body">rape doesn't exist for the Oankali, niether does consent
</text:p>
            </text:list-item>
            <text:list-item>
              <text:p text:style-name="Text_20_body">Sex: sex act is queer bc bypasses outer body; transforming the immaterial into the sensual.
</text:p>
            </text:list-item>
          </text:list>
        </text:list-item>
        <text:list-item>
          <text:p text:style-name="Text_20_body">
<text:bookmark-start text:name="OrgXref.org5d1c0d3"/>
<text:bookmark text:name="org5d1c0d3"/>attempt at organizing "Flesh"
<text:bookmark-end text:name="OrgXref.org5d1c0d3"/></text:p>
          <text:list text:style-name="OrgBulletedList" text:continue-numbering="false">
            <text:list-item>
              <text:p text:style-name="Text_20_body">both BFS and MA start with a premise of material reality/sensuality which is then overtaken/laden with symbolic meaning, creating an interplay between the material and symbolic.
</text:p>
              <text:list text:style-name="OrgBulletedList" text:continue-numbering="true">
                <text:list-item>
                  <text:p text:style-name="Text_20_body">displacement of inscription -&gt; creates two registers of forensic and formal materiality
</text:p>
                </text:list-item>
                <text:list-item>
                  <text:p text:style-name="Text_20_body">severing of will from body -&gt; creates a "stunning contradiction" between reduction and amplification of meaning.
</text:p>
                </text:list-item>
              </text:list>
            </text:list-item>
            <text:list-item>
              <text:p text:style-name="Text_20_body">Allows us to read a number of screen effects:
</text:p>
              <text:list text:style-name="OrgBulletedList" text:continue-numbering="true">
                <text:list-item>
                  <text:p text:style-name="Text_20_body">multiple meanings at the same time
</text:p>
                  <text:list text:style-name="OrgBulletedList" text:continue-numbering="true">
                    <text:list-item>
                      <text:p text:style-name="Text_20_body">flickering signifiers, allotropic reproduction
</text:p>
                    </text:list-item>
                    <text:list-item>
                      <text:p text:style-name="Text_20_body">torque - shifting of registers across the stack.
</text:p>
                    </text:list-item>
                    <text:list-item>
                      <text:p text:style-name="Text_20_body">fungibility creates a fugitive state, where meaning can shift and even escape (Harriet Jacobs)
</text:p>
                    </text:list-item>
                  </text:list>
                </text:list-item>
                <text:list-item>
                  <text:p text:style-name="Text_20_body">unlocalizable meanings, meanings hidden in the surface.
</text:p>
                  <text:list text:style-name="OrgBulletedList" text:continue-numbering="true">
                    <text:list-item>
                      <text:p text:style-name="Text_20_body">the daguerrotype's unlocalizable image.
</text:p>
                    </text:list-item>
                    <text:list-item>
                      <text:p text:style-name="Text_20_body">formal materiality's digital volatility: elements of the image are abstracted into a formal realm, where they cannot be localized.
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">
<text:bookmark-start text:name="OrgXref.org6fd8b8b"/>
<text:bookmark text:name="org6fd8b8b"/>xenophobia theorized by WOC feminism
<text:bookmark-end text:name="OrgXref.org6fd8b8b"/></text:p>
          <text:list text:style-name="OrgBulletedList" text:continue-numbering="false">
            <text:list-item>
              <text:p text:style-name="Text_20_body">xenophobia theorized as a sensual experience in WOC feminism
</text:p>
            </text:list-item>
            <text:list-item>
              <text:p text:style-name="Text_20_body">Coatlicue: like Medusa
</text:p>
            </text:list-item>
            <text:list-item>
              <text:p text:style-name="Text_20_body">Coatlicue: the Coatlicue state allows difference to enter toward collectivity where the individual loses themself.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fcalado</dc:creator>
    <meta:initial-creator>fcalado</meta:initial-creator>
    <dc:date>2026-02-26T16:13:04</dc:date>
    <meta:creation-date>2026-02-26T16:13:04</meta:creation-date>
    <meta:generator>Emacs 29.3 (Org mode 9.6.15)</meta:generator>
    <meta:keyword/>
    <dc:subject/>
    <dc:title/>
  </office:meta>
</office:document-meta>
</file>